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rial" svg:font-family="Arial" style:font-family-generic="swiss" style:font-pitch="variable"/>
    <style:font-face style:name="Arial Unicode MS" svg:font-family="'Arial Unicode MS'" style:font-family-generic="system" style:font-pitch="variable"/>
    <style:font-face style:name="Bahnschrift Condensed" svg:font-family="'Bahnschrift Condensed'" style:font-family-generic="swiss" style:font-pitch="variable"/>
    <style:font-face style:name="Calibri" svg:font-family="Calibri" style:font-family-generic="swiss" style:font-pitch="variable"/>
    <style:font-face style:name="Helvetica-Bold" svg:font-family="Helvetica-Bold" style:font-family-generic="swiss"/>
    <style:font-face style:name="Impact" svg:font-family="Impact" style:font-family-generic="swiss" style:font-pitch="variable"/>
    <style:font-face style:name="Liberation Sans" svg:font-family="'Liberation Sans'" style:font-family-generic="swiss"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7cm" table:align="margins"/>
    </style:style>
    <style:style style:name="Tabla1.A" style:family="table-column">
      <style:table-column-properties style:column-width="1.889cm" style:rel-column-width="7281*"/>
    </style:style>
    <style:style style:name="Tabla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1.A2" style:family="table-cell">
      <style:table-cell-properties fo:background-color="#eeeeee" fo:padding="0cm" fo:border-left="none" fo:border-right="none" fo:border-top="none" fo:border-bottom="0.75pt solid #999999" style:writing-mode="page">
        <style:background-image/>
      </style:table-cell-properties>
    </style:style>
    <style:style style:name="Tabla1.B2" style:family="table-cell">
      <style:table-cell-properties fo:background-color="#eeeeee" fo:padding="0cm" fo:border-left="none" fo:border-right="none" fo:border-top="none" fo:border-bottom="0.75pt solid #999999" style:writing-mode="page">
        <style:background-image/>
      </style:table-cell-properties>
    </style:style>
    <style:style style:name="Tabla1.C2" style:family="table-cell">
      <style:table-cell-properties fo:background-color="#eeeeee" fo:padding="0cm" fo:border-left="none" fo:border-right="none" fo:border-top="none" fo:border-bottom="0.75pt solid #999999" style:writing-mode="page">
        <style:background-image/>
      </style:table-cell-properties>
    </style:style>
    <style:style style:name="Tabla1.D2" style:family="table-cell">
      <style:table-cell-properties fo:background-color="#eeeeee" fo:padding="0cm" fo:border-left="none" fo:border-right="none" fo:border-top="none" fo:border-bottom="0.75pt solid #999999" style:writing-mode="page">
        <style:background-image/>
      </style:table-cell-properties>
    </style:style>
    <style:style style:name="Tabla1.E2" style:family="table-cell">
      <style:table-cell-properties fo:background-color="#eeeeee" fo:padding="0cm" fo:border-left="none" fo:border-right="none" fo:border-top="none" fo:border-bottom="0.75pt solid #999999" style:writing-mode="page">
        <style:background-image/>
      </style:table-cell-properties>
    </style:style>
    <style:style style:name="Tabla1.F2" style:family="table-cell">
      <style:table-cell-properties fo:background-color="#eeeeee" fo:padding="0cm" fo:border-left="none" fo:border-right="none" fo:border-top="none" fo:border-bottom="0.75pt solid #999999" style:writing-mode="page">
        <style:background-image/>
      </style:table-cell-properties>
    </style:style>
    <style:style style:name="Tabla1.G2" style:family="table-cell">
      <style:table-cell-properties fo:background-color="#eeeeee" fo:padding="0cm" fo:border-left="none" fo:border-right="none" fo:border-top="none" fo:border-bottom="0.75pt solid #999999" style:writing-mode="page">
        <style:background-image/>
      </style:table-cell-properties>
    </style:style>
    <style:style style:name="Tabla1.H2" style:family="table-cell">
      <style:table-cell-properties fo:background-color="#eeeeee" fo:padding="0cm" fo:border-left="none" fo:border-right="none" fo:border-top="none" fo:border-bottom="0.75pt solid #999999" style:writing-mode="page">
        <style:background-image/>
      </style:table-cell-properties>
    </style:style>
    <style:style style:name="Tabla1.I2" style:family="table-cell">
      <style:table-cell-properties fo:background-color="#eeeeee" fo:padding="0cm" fo:border-left="none" fo:border-right="none" fo:border-top="none" fo:border-bottom="0.75pt solid #999999" style:writing-mode="page">
        <style:background-image/>
      </style:table-cell-properties>
    </style:style>
    <style:style style:name="Tabla1.B3" style:family="table-cell">
      <style:table-cell-properties fo:background-color="#eeeeee" fo:padding="0cm" fo:border-left="none" fo:border-right="none" fo:border-top="none" fo:border-bottom="0.75pt solid #999999" style:writing-mode="page">
        <style:background-image/>
      </style:table-cell-properties>
    </style:style>
    <style:style style:name="Tabla1.C3" style:family="table-cell">
      <style:table-cell-properties fo:background-color="#eeeeee" fo:padding="0cm" fo:border-left="none" fo:border-right="none" fo:border-top="none" fo:border-bottom="0.75pt solid #999999" style:writing-mode="page">
        <style:background-image/>
      </style:table-cell-properties>
    </style:style>
    <style:style style:name="Tabla1.D3" style:family="table-cell">
      <style:table-cell-properties fo:background-color="#eeeeee" fo:padding="0cm" fo:border-left="none" fo:border-right="none" fo:border-top="none" fo:border-bottom="0.75pt solid #999999" style:writing-mode="page">
        <style:background-image/>
      </style:table-cell-properties>
    </style:style>
    <style:style style:name="Tabla1.E3" style:family="table-cell">
      <style:table-cell-properties fo:background-color="#eeeeee" fo:padding="0cm" fo:border-left="none" fo:border-right="none" fo:border-top="none" fo:border-bottom="0.75pt solid #999999" style:writing-mode="page">
        <style:background-image/>
      </style:table-cell-properties>
    </style:style>
    <style:style style:name="Tabla1.F3" style:family="table-cell">
      <style:table-cell-properties fo:background-color="#eeeeee" fo:padding="0cm" fo:border-left="none" fo:border-right="none" fo:border-top="none" fo:border-bottom="0.75pt solid #999999" style:writing-mode="page">
        <style:background-image/>
      </style:table-cell-properties>
    </style:style>
    <style:style style:name="Tabla1.G3" style:family="table-cell">
      <style:table-cell-properties fo:background-color="#eeeeee" fo:padding="0cm" fo:border-left="none" fo:border-right="none" fo:border-top="none" fo:border-bottom="0.75pt solid #999999" style:writing-mode="page">
        <style:background-image/>
      </style:table-cell-properties>
    </style:style>
    <style:style style:name="Tabla1.H3" style:family="table-cell">
      <style:table-cell-properties fo:background-color="#eeeeee" fo:padding="0cm" fo:border-left="none" fo:border-right="none" fo:border-top="none" fo:border-bottom="0.75pt solid #999999" style:writing-mode="page">
        <style:background-image/>
      </style:table-cell-properties>
    </style:style>
    <style:style style:name="Tabla1.I3" style:family="table-cell">
      <style:table-cell-properties fo:background-color="#eeeeee" fo:padding="0cm" fo:border-left="none" fo:border-right="none" fo:border-top="none" fo:border-bottom="0.75pt solid #999999" style:writing-mode="page">
        <style:background-image/>
      </style:table-cell-properties>
    </style:style>
    <style:style style:name="Tabla1.A4"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1.B4"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1.C4"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1.D4"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1.E4"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1.F4"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1.G4"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1.H4"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1.I4"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2" style:family="table">
      <style:table-properties style:width="17cm" table:align="margins" style:shadow="none" style:may-break-between-rows="true" table:border-model="collapsing"/>
    </style:style>
    <style:style style:name="Tabla2.A" style:family="table-column">
      <style:table-column-properties style:column-width="3.399cm" style:rel-column-width="1927*"/>
    </style:style>
    <style:style style:name="Tabla2.B" style:family="table-column">
      <style:table-column-properties style:column-width="3.401cm" style:rel-column-width="1928*"/>
    </style:style>
    <style:style style:name="Tabla2.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2.A2" style:family="table-cell">
      <style:table-cell-properties fo:background-color="#eeeeee" fo:padding="0cm" fo:border-left="none" fo:border-right="none" fo:border-top="none" fo:border-bottom="0.75pt solid #999999" style:writing-mode="page">
        <style:background-image/>
      </style:table-cell-properties>
    </style:style>
    <style:style style:name="Tabla2.C2" style:family="table-cell">
      <style:table-cell-properties fo:background-color="#eeeeee" fo:padding="0cm" fo:border-left="none" fo:border-right="none" fo:border-top="none" fo:border-bottom="0.75pt solid #999999" style:writing-mode="page">
        <style:background-image/>
      </style:table-cell-properties>
    </style:style>
    <style:style style:name="Tabla2.D2" style:family="table-cell">
      <style:table-cell-properties fo:background-color="#eeeeee" fo:padding="0cm" fo:border-left="none" fo:border-right="none" fo:border-top="none" fo:border-bottom="0.75pt solid #999999" style:writing-mode="page">
        <style:background-image/>
      </style:table-cell-properties>
    </style:style>
    <style:style style:name="Tabla2.E2" style:family="table-cell">
      <style:table-cell-properties fo:background-color="#eeeeee" fo:padding="0cm" fo:border-left="none" fo:border-right="none" fo:border-top="none" fo:border-bottom="0.75pt solid #999999" style:writing-mode="page">
        <style:background-image/>
      </style:table-cell-properties>
    </style:style>
    <style:style style:name="Tabla2.3" style:family="table-row">
      <style:table-row-properties fo:keep-together="auto"/>
    </style:style>
    <style:style style:name="Tabla2.C3" style:family="table-cell">
      <style:table-cell-properties fo:background-color="#eeeeee" fo:padding="0cm" fo:border-left="none" fo:border-right="none" fo:border-top="none" fo:border-bottom="0.75pt solid #999999" style:writing-mode="page">
        <style:background-image/>
      </style:table-cell-properties>
    </style:style>
    <style:style style:name="Tabla2.D3" style:family="table-cell">
      <style:table-cell-properties fo:background-color="#eeeeee" fo:padding="0cm" fo:border-left="none" fo:border-right="none" fo:border-top="none" fo:border-bottom="0.75pt solid #999999" style:writing-mode="page">
        <style:background-image/>
      </style:table-cell-properties>
    </style:style>
    <style:style style:name="Tabla2.E3" style:family="table-cell">
      <style:table-cell-properties fo:background-color="#eeeeee" fo:padding="0cm" fo:border-left="none" fo:border-right="none" fo:border-top="none" fo:border-bottom="0.75pt solid #999999" style:writing-mode="page">
        <style:background-image/>
      </style:table-cell-properties>
    </style:style>
    <style:style style:name="Tabla2.C4" style:family="table-cell">
      <style:table-cell-properties fo:background-color="#eeeeee" fo:padding="0cm" fo:border-left="none" fo:border-right="none" fo:border-top="none" fo:border-bottom="0.75pt solid #999999" style:writing-mode="page">
        <style:background-image/>
      </style:table-cell-properties>
    </style:style>
    <style:style style:name="Tabla2.D4" style:family="table-cell">
      <style:table-cell-properties fo:background-color="#eeeeee" fo:padding="0cm" fo:border-left="none" fo:border-right="none" fo:border-top="none" fo:border-bottom="0.75pt solid #999999" style:writing-mode="page">
        <style:background-image/>
      </style:table-cell-properties>
    </style:style>
    <style:style style:name="Tabla2.E4" style:family="table-cell">
      <style:table-cell-properties fo:background-color="#eeeeee" fo:padding="0cm" fo:border-left="none" fo:border-right="none" fo:border-top="none" fo:border-bottom="0.75pt solid #999999" style:writing-mode="page">
        <style:background-image/>
      </style:table-cell-properties>
    </style:style>
    <style:style style:name="Tabla2.A5"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a2.B5" style:family="table-cell" style:data-style-name="N20000">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6191c" loext:opacity="100%" style:font-name="Helvetica-Bold" fo:font-size="9pt" fo:font-weight="bold" style:font-name-asian="Helvetica-Bold" style:font-size-asian="9pt" style:font-weight-asian="bold" style:font-name-complex="Helvetica-Bold" style:font-size-complex="9pt" style:font-weight-complex="bold"/>
    </style:style>
    <style:style style:name="P2" style:family="paragraph" style:parent-style-name="Standard" style:list-style-name="L1">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6191c" loext:opacity="100%" style:font-name="Helvetica-Bold" fo:font-size="9pt" fo:font-weight="bold" style:font-name-asian="Helvetica-Bold" style:font-size-asian="9pt" style:font-weight-asian="bold" style:font-name-complex="Helvetica-Bold" style:font-size-complex="9pt" style:font-weight-complex="bold"/>
    </style:style>
    <style:style style:name="P3"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6191c" loext:opacity="100%" style:font-name="Helvetica-Bold" fo:font-size="9pt" fo:font-weight="normal" style:font-name-asian="Helvetica-Bold" style:font-size-asian="9pt" style:font-weight-asian="normal" style:font-name-complex="Helvetica-Bold" style:font-size-complex="9pt" style:font-weight-complex="normal"/>
    </style:style>
    <style:style style:name="P4" style:family="paragraph" style:parent-style-name="Standard" style:list-style-name="L2">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6191c" loext:opacity="100%" style:font-name="Helvetica-Bold" fo:font-size="9pt" fo:font-weight="bold" style:font-name-asian="Helvetica-Bold" style:font-size-asian="9pt" style:font-weight-asian="bold" style:font-name-complex="Helvetica-Bold" style:font-size-complex="9pt" style:font-weight-complex="bold"/>
    </style:style>
    <style:style style:name="P5" style:family="paragraph" style:parent-style-name="Standard" style:list-style-name="L3">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6191c" loext:opacity="100%" style:font-name="Helvetica-Bold"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list-style-name="L4">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6191c" loext:opacity="100%" style:font-name="Helvetica-Bold" fo:font-size="9pt" fo:font-weight="bold" style:font-name-asian="Helvetica-Bold" style:font-size-asian="9pt" style:font-weight-asian="bold" style:font-name-complex="Helvetica-Bold" style:font-size-complex="9pt" style:font-weight-complex="bold"/>
    </style:style>
    <style:style style:name="P7" style:family="paragraph" style:parent-style-name="Standard" style:list-style-name="L5">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6191c" loext:opacity="100%" style:font-name="Helvetica-Bold" fo:font-size="9pt" fo:font-weight="bold" style:font-name-asian="Helvetica-Bold" style:font-size-asian="9pt" style:font-weight-asian="bold" style:font-name-complex="Helvetica-Bold" style:font-size-complex="9pt" style:font-weight-complex="bold"/>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6191c" loext:opacity="100%" style:font-name="Helvetica-Bold" fo:font-size="9pt" fo:font-weight="normal" officeooo:rsid="000a357a" officeooo:paragraph-rsid="000a357a" style:font-name-asian="Helvetica-Bold" style:font-size-asian="9pt" style:font-weight-asian="normal" style:font-name-complex="Helvetica-Bold" style:font-size-complex="9pt" style:font-weight-complex="normal"/>
    </style:style>
    <style:style style:name="P9" style:family="paragraph" style:parent-style-name="Standard" style:list-style-name="L6">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6191c" loext:opacity="100%" style:font-name="Helvetica-Bold" fo:font-size="9pt" fo:font-weight="bold" style:font-name-asian="Helvetica-Bold" style:font-size-asian="9pt" style:font-weight-asian="bold" style:font-name-complex="Helvetica-Bold" style:font-size-complex="9pt" style:font-weight-complex="bold"/>
    </style:style>
    <style:style style:name="P10" style:family="paragraph" style:parent-style-name="Standard" style:list-style-name="L7">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6191c" loext:opacity="100%" style:font-name="Helvetica-Bold" fo:font-size="9pt" fo:font-weight="bold" style:font-name-asian="Helvetica-Bold" style:font-size-asian="9pt" style:font-weight-asian="bold" style:font-name-complex="Helvetica-Bold" style:font-size-complex="9pt" style:font-weight-complex="bold"/>
    </style:style>
    <style:style style:name="P11" style:family="paragraph" style:parent-style-name="Standard" style:list-style-name="L8">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6191c" loext:opacity="100%" style:font-name="Helvetica-Bold" fo:font-size="9pt" fo:font-weight="bold" style:font-name-asian="Helvetica-Bold" style:font-size-asian="9pt" style:font-weight-asian="bold" style:font-name-complex="Helvetica-Bold" style:font-size-complex="9pt" style:font-weight-complex="bold"/>
    </style:style>
    <style:style style:name="P1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6191c" loext:opacity="100%" style:font-name="Helvetica-Bold" fo:font-size="9pt" fo:font-weight="normal" officeooo:rsid="000ceff1" officeooo:paragraph-rsid="000ceff1" style:font-name-asian="Helvetica-Bold" style:font-size-asian="9pt" style:font-weight-asian="normal" style:font-name-complex="Helvetica-Bold" style:font-size-complex="9pt" style:font-weight-complex="normal"/>
    </style:style>
    <style:style style:name="P13" style:family="paragraph" style:parent-style-name="Standard" style:list-style-name="L9">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6191c" loext:opacity="100%" style:font-name="Helvetica-Bold" fo:font-size="9pt" fo:font-weight="bold" style:font-name-asian="Helvetica-Bold" style:font-size-asian="9pt" style:font-weight-asian="bold" style:font-name-complex="Helvetica-Bold" style:font-size-complex="9pt" style:font-weight-complex="bold"/>
    </style:style>
    <style:style style:name="P14"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6191c" loext:opacity="100%" style:font-name="Helvetica-Bold" fo:font-size="9pt" fo:font-weight="bold" style:font-name-asian="Helvetica-Bold" style:font-size-asian="9pt" style:font-weight-asian="bold" style:font-name-complex="Helvetica-Bold" style:font-size-complex="9pt" style:font-weight-complex="bold"/>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9pt" fo:font-style="normal" fo:text-shadow="none" style:text-underline-style="none" fo:font-weight="bold" officeooo:rsid="000ceff1" officeooo:paragraph-rsid="000ceff1" style:font-name-asian="Helvetica-Bold" style:font-size-asian="9pt" style:font-style-asian="normal" style:font-weight-asian="bold" style:font-name-complex="Helvetica-Bold" style:font-size-complex="9pt" style:font-style-complex="normal" style:font-weight-complex="bold" style:text-overline-style="none" style:text-overline-color="font-color"/>
    </style:style>
    <style:style style:name="P16"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6191c" loext:opacity="100%" style:font-name="Helvetica-Bold" fo:font-size="8pt" fo:font-weight="bold" style:font-name-asian="Helvetica-Bold" style:font-size-asian="8pt" style:font-weight-asian="bold" style:font-name-complex="Helvetica-Bold" style:font-size-complex="8pt" style:font-weight-complex="bold"/>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0ed34f" officeooo:paragraph-rsid="000ed34f" style:font-name-asian="Helvetica-Bold" style:font-size-asian="8pt" style:font-style-asian="normal" style:font-weight-asian="normal" style:font-name-complex="Helvetica-Bold" style:font-size-complex="8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0ed34f" officeooo:paragraph-rsid="00132e42" style:font-name-asian="Helvetica-Bold" style:font-size-asian="8pt" style:font-style-asian="normal" style:font-weight-asian="normal" style:font-name-complex="Helvetica-Bold" style:font-size-complex="8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32e42" officeooo:paragraph-rsid="00132e42" style:font-name-asian="Helvetica-Bold" style:font-size-asian="8pt" style:font-style-asian="normal" style:font-weight-asian="normal" style:font-name-complex="Helvetica-Bold" style:font-size-complex="8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0fe754" officeooo:paragraph-rsid="000fe754" style:font-name-asian="Helvetica-Bold" style:font-size-asian="8pt" style:font-style-asian="normal" style:font-weight-asian="normal" style:font-name-complex="Helvetica-Bold" style:font-size-complex="8pt" style:font-style-complex="normal" style:font-weight-complex="normal" style:text-overline-style="none" style:text-overline-color="font-color"/>
    </style:style>
    <style:style style:name="P21" style:family="paragraph" style:parent-style-name="Standard" style:list-style-name="L10">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6191c" loext:opacity="100%" style:font-name="Helvetica-Bold" fo:font-size="9pt" fo:font-weight="bold" style:font-name-asian="Helvetica-Bold" style:font-size-asian="9pt" style:font-weight-asian="bold" style:font-name-complex="Helvetica-Bold" style:font-size-complex="9pt" style:font-weight-complex="bold"/>
    </style:style>
    <style:style style:name="P2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6191c" loext:opacity="100%" style:font-name="Helvetica-Bold" fo:font-size="9pt" fo:font-weight="normal" officeooo:rsid="001273d0" officeooo:paragraph-rsid="001273d0" style:font-name-asian="Helvetica-Bold" style:font-size-asian="9pt" style:font-weight-asian="normal" style:font-name-complex="Helvetica-Bold" style:font-size-complex="9pt" style:font-weight-complex="normal"/>
    </style:style>
    <style:style style:name="P23"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bold" style:font-name-asian="Helvetica-Bold" style:font-size-asian="10pt" style:font-style-asian="normal" style:font-weight-asian="bold" style:font-name-complex="Helvetica-Bold" style:font-size-complex="10pt" style:font-style-complex="normal" style:font-weight-complex="bold" style:text-overline-style="none" style:text-overline-color="font-color"/>
    </style:style>
    <style:style style:name="P24"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text-outline="false" style:text-line-through-style="none" style:text-line-through-type="none" style:font-name="Liberation Sans" fo:font-size="10pt" fo:font-style="normal" fo:text-shadow="none" style:text-underline-style="none" fo:font-weight="normal" style:font-name-asian="Helvetica-Bold" style:font-size-asian="10pt" style:font-style-asian="normal" style:font-weight-asian="normal" style:font-name-complex="Helvetica-Bold" style:font-size-complex="10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5a947" officeooo:paragraph-rsid="0015a947" style:font-name-asian="Helvetica-Bold" style:font-size-asian="10pt" style:font-style-asian="normal" style:font-weight-asian="normal" style:font-name-complex="Helvetica-Bold" style:font-size-complex="10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6eeb3" officeooo:paragraph-rsid="0016eeb3" style:font-name-asian="Helvetica-Bold" style:font-size-asian="10pt" style:font-style-asian="normal" style:font-weight-asian="normal" style:font-name-complex="Helvetica-Bold" style:font-size-complex="10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7b402" officeooo:paragraph-rsid="0017b402" style:font-name-asian="Helvetica-Bold" style:font-size-asian="10pt" style:font-style-asian="normal" style:font-weight-asian="normal" style:font-name-complex="Helvetica-Bold" style:font-size-complex="10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name-asian="Helvetica-Bold" style:font-size-asian="10pt" style:font-style-asian="normal" style:font-weight-asian="normal" style:font-name-complex="Helvetica-Bold" style:font-size-complex="10pt" style:font-style-complex="normal" style:font-weight-complex="normal" style:text-overline-style="none" style:text-overline-color="font-color"/>
    </style:style>
    <style:style style:name="P29"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6191c" loext:opacity="100%" style:font-name="Helvetica-Bold" fo:font-size="9pt" fo:font-weight="normal" officeooo:rsid="0016eeb3" officeooo:paragraph-rsid="0016eeb3" style:font-name-asian="Helvetica-Bold" style:font-size-asian="9pt" style:font-weight-asian="normal" style:font-name-complex="Helvetica-Bold" style:font-size-complex="9pt" style:font-weight-complex="normal"/>
    </style:style>
    <style:style style:name="P30" style:family="paragraph" style:parent-style-name="Standard">
      <style:paragraph-properties style:text-autospace="none"/>
      <style:text-properties fo:color="#16191c" loext:opacity="100%" style:font-name="Helvetica-Bold" fo:font-size="9pt" fo:font-weight="bold" style:font-name-asian="Helvetica-Bold" style:font-size-asian="9pt" style:font-weight-asian="bold" style:font-name-complex="Helvetica-Bold" style:font-size-complex="9pt" style:font-weight-complex="bold"/>
    </style:style>
    <style:style style:name="P31" style:family="paragraph" style:parent-style-name="Standard">
      <style:paragraph-properties style:text-autospace="none"/>
      <style:text-properties fo:color="#16191c" loext:opacity="100%" style:font-name="Helvetica-Bold" fo:font-size="9pt" fo:font-weight="normal" style:font-name-asian="Helvetica-Bold" style:font-size-asian="9pt" style:font-weight-asian="normal" style:font-name-complex="Helvetica-Bold" style:font-size-complex="9pt" style:font-weight-complex="normal"/>
    </style:style>
    <style:style style:name="P32" style:family="paragraph" style:parent-style-name="Standard" style:list-style-name="L11">
      <style:paragraph-properties style:text-autospace="none"/>
      <style:text-properties fo:color="#16191c" loext:opacity="100%" style:font-name="Helvetica-Bold" fo:font-size="9pt" fo:font-weight="normal" officeooo:rsid="00184265" officeooo:paragraph-rsid="00184265" style:font-name-asian="Helvetica-Bold" style:font-size-asian="9pt" style:font-weight-asian="normal" style:font-name-complex="Helvetica-Bold" style:font-size-complex="9pt" style:font-weight-complex="normal"/>
    </style:style>
    <style:style style:name="P33" style:family="paragraph" style:parent-style-name="Standard" style:list-style-name="L11">
      <style:paragraph-properties style:text-autospace="none"/>
      <style:text-properties fo:color="#16191c" loext:opacity="100%" style:font-name="Helvetica-Bold" fo:font-size="9pt" fo:font-weight="normal" officeooo:rsid="00184265" officeooo:paragraph-rsid="0018fb06" style:font-name-asian="Helvetica-Bold" style:font-size-asian="9pt" style:font-weight-asian="normal" style:font-name-complex="Helvetica-Bold" style:font-size-complex="9pt" style:font-weight-complex="normal"/>
    </style:style>
    <style:style style:name="T1" style:family="text">
      <style:text-properties officeooo:rsid="0008bc61"/>
    </style:style>
    <style:style style:name="T2" style:family="text">
      <style:text-properties style:text-underline-style="none"/>
    </style:style>
    <style:style style:name="T3" style:family="text">
      <style:text-properties officeooo:rsid="00132e42"/>
    </style:style>
    <style:style style:name="T4" style:family="text">
      <style:text-properties officeooo:rsid="000fe754"/>
    </style:style>
    <style:style style:name="T5" style:family="text">
      <style:text-properties officeooo:rsid="0017b402"/>
    </style:style>
    <style:style style:name="T6" style:family="text">
      <style:text-properties officeooo:rsid="0018fb0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 4.1. (2 puntos) Contesta a las siguientes preguntas:</text:p>
      <text:p text:style-name="P1"/>
      <text:list text:style-name="L1">
        <text:list-item>
          <text:p text:style-name="P2">Explica qué es la dirección IP de un equipo informático.</text:p>
        </text:list-item>
      </text:list>
      <text:p text:style-name="P1"/>
      <text:p text:style-name="P3">Una dirección IP es una dirección única que identifica a un dispositivo en Internet o una red local. Las direcciones IP se representan por 4 números decimales separados por puntos que corresponden al valor de cada uno de los cuatro bytes que componen la dirección. IP significa «protocolo de Internet», que es el conjunto de reglas que rigen el formato de los datos enviados a través de Internet o una red local. Para poder trabajar en red, cada interfaz de red necesita una dirección IP, esta dirección identifica al equipo mediante una dirección única de 32 bits.</text:p>
      <text:p text:style-name="P1"/>
      <text:list text:style-name="L2">
        <text:list-item>
          <text:p text:style-name="P4">¿Puede haber en una misma red dos equipos distintos con la misma dirección IP? ¿Por qué?</text:p>
        </text:list-item>
      </text:list>
      <text:p text:style-name="P1"/>
      <text:p text:style-name="P3">No puede haber dos equipos distintos con la misma IP ya que las IP identifican a cada dispositivo con una dirección IP única <text:span text:style-name="T1">dentro de una misma red. De haber dos dispositivos con la misma IP se generaría un conflicto en la red</text:span></text:p>
      <text:p text:style-name="P1"/>
      <text:list text:style-name="L3">
        <text:list-item>
          <text:p text:style-name="P5">En una oficina tenemos cinco equipos que pertenecen a una misma red informática. Escribe cinco posibles direcciones IP para esos equipos.</text:p>
        </text:list-item>
      </text:list>
      <text:p text:style-name="P1"/>
      <text:p text:style-name="P3">192.168.1.2 – 192.168.1.3 – 192.168.1.4 – 192.168.1.5 - 192.168.1.6</text:p>
      <text:p text:style-name="P1"/>
      <text:list text:style-name="L4">
        <text:list-item>
          <text:p text:style-name="P6">Las direcciones IP 192.168.1.5 y 192.168.1.6, ¿pertenecen necesariamente a la misma red informática? Explica tu respuesta.</text:p>
        </text:list-item>
      </text:list>
      <text:p text:style-name="P1"/>
      <text:p text:style-name="P3">Si pertenecen a la misma red ya que los primeros tres números identifican la red en una red de clase C como es esta ya que empieza por 192.<text:span text:style-name="T1">168.1 ambas redes lo que hace que pertenezcan a la misma red.</text:span></text:p>
      <text:p text:style-name="P1"/>
      <text:p text:style-name="P1">Actividad 4.2 FLSM</text:p>
      <text:p text:style-name="P1">En un centro educativo se necesita realizar la división de la dirección de red 192.168.10.0/24 de manera que cada aula esté en una subred distinta. Hay un total de 8 aulas con 25 ordenadores cada una. Contesta a las siguientes preguntas:</text:p>
      <text:p text:style-name="P1"/>
      <text:p text:style-name="P1"/>
      <text:list text:style-name="L5">
        <text:list-item>
          <text:p text:style-name="P7">Calcula la dirección de red</text:p>
        </text:list-item>
      </text:list>
      <text:p text:style-name="P1"/>
      <text:p text:style-name="P8">192.168.10.0</text:p>
      <text:p text:style-name="P1"/>
      <text:list text:style-name="L6">
        <text:list-item>
          <text:p text:style-name="P9">Indica la parte host de la red en binario</text:p>
        </text:list-item>
      </text:list>
      <text:p text:style-name="P1"/>
      <text:p text:style-name="P8">192.168.10.<text:span text:style-name="T2">00000000</text:span> porque cada numero se representa por 8 bits.</text:p>
      <text:p text:style-name="P1"/>
      <text:list text:style-name="L7">
        <text:list-item>
          <text:p text:style-name="P10">Calcula el número de bits que necesito para dividir las 8 subredes</text:p>
        </text:list-item>
      </text:list>
      <text:p text:style-name="P1"/>
      <text:p text:style-name="P8">3 bits. Porque 2^n &gt;= 8 → n = 3</text:p>
      <text:p text:style-name="P1"/>
      <text:list text:style-name="L8">
        <text:list-item>
          <text:p text:style-name="P11">¿Cuántos ordenadores podrían estar en cada subred?</text:p>
        </text:list-item>
      </text:list>
      <text:p text:style-name="P1"/>
      <text:p text:style-name="P12">32 hosts porque tenemos 5 bit para los hosts</text:p>
      <text:p text:style-name="P1"/>
      <text:list text:style-name="L9">
        <text:list-item>
          <text:p text:style-name="P13">Para cada de las 8 aulas indica:</text:p>
        </text:list-item>
      </text:list>
      <text:p text:style-name="P1"/>
      <text:p text:style-name="P1"/>
      <table:table table:name="Tabla1" table:style-name="Tabla1" table:template-name="Elegant">
        <table:table-column table:style-name="Tabla1.A" table:number-columns-repeated="9"/>
        <table:table-row>
          <table:table-cell table:style-name="Tabla1.A1" office:value-type="string">
            <text:p text:style-name="P14"/>
          </table:table-cell>
          <table:table-cell table:style-name="Tabla1.A1" office:value-type="string">
            <text:p text:style-name="P15">Aula 1</text:p>
          </table:table-cell>
          <table:table-cell table:style-name="Tabla1.A1" office:value-type="string">
            <text:p text:style-name="P15">Aula 2</text:p>
          </table:table-cell>
          <table:table-cell table:style-name="Tabla1.A1" office:value-type="string">
            <text:p text:style-name="P15">Aula 3</text:p>
          </table:table-cell>
          <table:table-cell table:style-name="Tabla1.A1" office:value-type="string">
            <text:p text:style-name="P15">Aula 4</text:p>
          </table:table-cell>
          <table:table-cell table:style-name="Tabla1.A1" office:value-type="string">
            <text:p text:style-name="P15">Aula 5</text:p>
          </table:table-cell>
          <table:table-cell table:style-name="Tabla1.A1" office:value-type="string">
            <text:p text:style-name="P15">Aula 6</text:p>
          </table:table-cell>
          <table:table-cell table:style-name="Tabla1.A1" office:value-type="string">
            <text:p text:style-name="P15">Aula 7</text:p>
          </table:table-cell>
          <table:table-cell table:style-name="Tabla1.A1" office:value-type="string">
            <text:p text:style-name="P15">Aula 8</text:p>
          </table:table-cell>
        </table:table-row>
        <table:table-row>
          <table:table-cell table:style-name="Tabla1.A2" office:value-type="string">
            <text:p text:style-name="P16">Dirección de subred</text:p>
          </table:table-cell>
          <table:table-cell table:style-name="Tabla1.B2" office:value-type="string">
            <text:p text:style-name="P17">192.168.10.0 /<text:span text:style-name="T3">27</text:span></text:p>
          </table:table-cell>
          <table:table-cell table:style-name="Tabla1.C2" office:value-type="string">
            <text:p text:style-name="P18">192.168.10.32 </text:p>
            <text:p text:style-name="P18">/<text:span text:style-name="T3">27</text:span></text:p>
          </table:table-cell>
          <table:table-cell table:style-name="Tabla1.D2" office:value-type="string">
            <text:p text:style-name="P17">192.168.10.64</text:p>
            <text:p text:style-name="P17">/<text:span text:style-name="T3">27</text:span></text:p>
          </table:table-cell>
          <table:table-cell table:style-name="Tabla1.E2" office:value-type="string">
            <text:p text:style-name="P17">192.168.10.96</text:p>
            <text:p text:style-name="P19">/27</text:p>
          </table:table-cell>
          <table:table-cell table:style-name="Tabla1.F2" office:value-type="string">
            <text:p text:style-name="P17">192.168.10.128</text:p>
            <text:p text:style-name="P17">/<text:span text:style-name="T3">27</text:span></text:p>
          </table:table-cell>
          <table:table-cell table:style-name="Tabla1.G2" office:value-type="string">
            <text:p text:style-name="P17">192.168.10.160</text:p>
            <text:p text:style-name="P17">/<text:span text:style-name="T3">27</text:span></text:p>
          </table:table-cell>
          <table:table-cell table:style-name="Tabla1.H2" office:value-type="string">
            <text:p text:style-name="P17">192.168.10.192</text:p>
            <text:p text:style-name="P17">/<text:span text:style-name="T3">27</text:span></text:p>
          </table:table-cell>
          <table:table-cell table:style-name="Tabla1.I2" office:value-type="string">
            <text:p text:style-name="P17">192.168.10.224</text:p>
            <text:p text:style-name="P17">/<text:span text:style-name="T3">27</text:span></text:p>
          </table:table-cell>
        </table:table-row>
        <table:table-row>
          <table:table-cell table:style-name="Tabla1.A2" office:value-type="string">
            <text:p text:style-name="P16">Dirección de broadcast</text:p>
          </table:table-cell>
          <table:table-cell table:style-name="Tabla1.B3" office:value-type="string">
            <text:p text:style-name="P17">192.168.10.31</text:p>
          </table:table-cell>
          <table:table-cell table:style-name="Tabla1.C3" office:value-type="string">
            <text:p text:style-name="P17">192.168.10.63</text:p>
          </table:table-cell>
          <table:table-cell table:style-name="Tabla1.D3" office:value-type="string">
            <text:p text:style-name="P17">192.168.10.95</text:p>
          </table:table-cell>
          <table:table-cell table:style-name="Tabla1.E3" office:value-type="string">
            <text:p text:style-name="P17">192.168.10.<text:span text:style-name="T4">127</text:span></text:p>
          </table:table-cell>
          <table:table-cell table:style-name="Tabla1.F3" office:value-type="string">
            <text:p text:style-name="P17">192.168.10.1<text:span text:style-name="T4">59</text:span></text:p>
          </table:table-cell>
          <table:table-cell table:style-name="Tabla1.G3" office:value-type="string">
            <text:p text:style-name="P17">192.168.10.1<text:span text:style-name="T4">91</text:span></text:p>
          </table:table-cell>
          <table:table-cell table:style-name="Tabla1.H3" office:value-type="string">
            <text:p text:style-name="P17">192.168.10.<text:span text:style-name="T4">223</text:span></text:p>
          </table:table-cell>
          <table:table-cell table:style-name="Tabla1.I3" office:value-type="string">
            <text:p text:style-name="P17">192.168.10.2<text:span text:style-name="T4">55</text:span></text:p>
          </table:table-cell>
        </table:table-row>
        <table:table-row>
          <table:table-cell table:style-name="Tabla1.A4" office:value-type="string">
            <text:p text:style-name="P16">Rango de IPs (Primera IP - Última IP) que pueden tener los equipos</text:p>
          </table:table-cell>
          <table:table-cell table:style-name="Tabla1.B4" office:value-type="string">
            <text:p text:style-name="P20">192.168.10.1 192.168.10.30</text:p>
          </table:table-cell>
          <table:table-cell table:style-name="Tabla1.C4" office:value-type="string">
            <text:p text:style-name="P20">192.168.10.33 192.168.10.62</text:p>
          </table:table-cell>
          <table:table-cell table:style-name="Tabla1.D4" office:value-type="string">
            <text:p text:style-name="P20">192.168.10.65 192.168.10.94</text:p>
          </table:table-cell>
          <table:table-cell table:style-name="Tabla1.E4" office:value-type="string">
            <text:p text:style-name="P20">192.168.10.97 192.168.10.126</text:p>
          </table:table-cell>
          <table:table-cell table:style-name="Tabla1.F4" office:value-type="string">
            <text:p text:style-name="P20">192.168.10.129 192.168.10.158</text:p>
          </table:table-cell>
          <table:table-cell table:style-name="Tabla1.G4" office:value-type="string">
            <text:p text:style-name="P20">192.168.10.161 192.168.10.190</text:p>
          </table:table-cell>
          <table:table-cell table:style-name="Tabla1.H4" office:value-type="string">
            <text:p text:style-name="P20">192.168.10.193 192.168.10.222</text:p>
          </table:table-cell>
          <table:table-cell table:style-name="Tabla1.I4" office:value-type="string">
            <text:p text:style-name="P20">192.168.10.225 192.168.10.254</text:p>
          </table:table-cell>
        </table:table-row>
      </table:table>
      <text:p text:style-name="P1"><text:tab/></text:p>
      <text:list text:style-name="L10">
        <text:list-item>
          <text:p text:style-name="P21">¿Cuántas direcciones IP de hosts se pierden sumando el total de todas las subredes?</text:p>
        </text:list-item>
      </text:list>
      <text:p text:style-name="P1"/>
      <text:p text:style-name="P22">En cada subred se pierden dos direcciones IP, una para la IP de subred y una para el brodcast por lo que 2 x 8 = 16 direcciones IP ocupadas. Como se necesitan 25 host por subred/aula y tenemos disponibles 30 host/equipos por cada subred con un total de 8 subredes. 30 ip disponibles – 25 equipos = 5 IP quedan disponibles -&gt; 5 hosts x 8 subredes = 40 direcciones IP para host quedaran libres en toda la red.</text:p>
      <text:p text:style-name="P1"/>
      <text:p text:style-name="P1"/>
      <text:p text:style-name="P1"><text:soft-page-break/></text:p>
      <text:p text:style-name="P1"/>
      <text:p text:style-name="P1"/>
      <text:p text:style-name="P1">Actividad 3 VLSM</text:p>
      <text:p text:style-name="P1"/>
      <text:p text:style-name="P1">Dada la siguiente dirección IP: 192.168.1.0/24, se quieren obtener 3 subredes, donde:</text:p>
      <text:p text:style-name="P1">Departamento de sistemas va a tener 20 host.</text:p>
      <text:p text:style-name="P1">Departamento de administración va a tener 10 host.</text:p>
      <text:p text:style-name="P1">Departamento de desarrollo que va a tener 26 host.</text:p>
      <text:p text:style-name="P1">Se parte siempre del número mayor (26 hosts, después 20 hosts y por último 10 hosts) a menor de forma decreciente.</text:p>
      <text:p text:style-name="P1">Completar la siguiente tabla:</text:p>
      <text:p text:style-name="P1"/>
      <text:p text:style-name="P1"/>
      <table:table table:name="Tabla2" table:style-name="Tabla2" table:template-name="Elegant">
        <table:table-column table:style-name="Tabla2.A"/>
        <table:table-column table:style-name="Tabla2.B"/>
        <table:table-column table:style-name="Tabla2.A"/>
        <table:table-column table:style-name="Tabla2.B" table:number-columns-repeated="2"/>
        <table:table-row>
          <table:table-cell table:style-name="Tabla2.A1" office:value-type="string">
            <text:p text:style-name="P23"/>
          </table:table-cell>
          <table:table-cell table:style-name="Tabla2.A1" office:value-type="string">
            <text:p text:style-name="P23">Máscara</text:p>
          </table:table-cell>
          <table:table-cell table:style-name="Tabla2.A1" office:value-type="string">
            <text:p text:style-name="P23">Dirección de red </text:p>
          </table:table-cell>
          <table:table-cell table:style-name="Tabla2.A1" office:value-type="string">
            <text:p text:style-name="P23">Broadcast </text:p>
          </table:table-cell>
          <table:table-cell table:style-name="Tabla2.A1" office:value-type="string">
            <text:p text:style-name="P23">Rango de IPs válidas</text:p>
          </table:table-cell>
        </table:table-row>
        <table:table-row>
          <table:table-cell table:style-name="Tabla2.A2" office:value-type="string">
            <text:p text:style-name="P24">Dpto. Sistemas 20 hosts</text:p>
          </table:table-cell>
          <table:table-cell table:style-name="Tabla2.A2" office:value-type="string">
            <text:p text:style-name="P25">255.255.255.224</text:p>
          </table:table-cell>
          <table:table-cell table:style-name="Tabla2.C2" office:value-type="string">
            <text:p text:style-name="P26">192.168.1.32/27</text:p>
          </table:table-cell>
          <table:table-cell table:style-name="Tabla2.D2" office:value-type="string">
            <text:p text:style-name="P26">192.168.1.63</text:p>
          </table:table-cell>
          <table:table-cell table:style-name="Tabla2.E2" office:value-type="string">
            <text:p text:style-name="P26">192.168.1.33 192.168.1.62</text:p>
          </table:table-cell>
        </table:table-row>
        <table:table-row table:style-name="Tabla2.3">
          <table:table-cell table:style-name="Tabla2.A2" office:value-type="string">
            <text:p text:style-name="P24">Dpto. Administración 10 hosts</text:p>
          </table:table-cell>
          <table:table-cell table:style-name="Tabla2.A2" office:value-type="string">
            <text:p text:style-name="P27">255.255.255.240</text:p>
          </table:table-cell>
          <table:table-cell table:style-name="Tabla2.C3" office:value-type="string">
            <text:p text:style-name="P27">192.168.1.64/28</text:p>
          </table:table-cell>
          <table:table-cell table:style-name="Tabla2.D3" office:value-type="string">
            <text:p text:style-name="P27">192.168.1.79</text:p>
          </table:table-cell>
          <table:table-cell table:style-name="Tabla2.E3" office:value-type="string">
            <text:p text:style-name="P27">192.168.1.65</text:p>
            <text:p text:style-name="P27">192.168.1.78</text:p>
          </table:table-cell>
        </table:table-row>
        <table:table-row>
          <table:table-cell table:style-name="Tabla2.A2" office:value-type="string">
            <text:p text:style-name="P24">Dpto. Desarrollo 26 hosts</text:p>
          </table:table-cell>
          <table:table-cell table:style-name="Tabla2.A2" office:value-type="string">
            <text:p text:style-name="P25">255.255.255.224</text:p>
          </table:table-cell>
          <table:table-cell table:style-name="Tabla2.C4" office:value-type="string">
            <text:p text:style-name="P26">192.168.1.0/27</text:p>
          </table:table-cell>
          <table:table-cell table:style-name="Tabla2.D4" office:value-type="string">
            <text:p text:style-name="P26">192.168.1.31</text:p>
          </table:table-cell>
          <table:table-cell table:style-name="Tabla2.E4" office:value-type="string">
            <text:p text:style-name="P26">192.168.1.1 192.168.1.30</text:p>
          </table:table-cell>
        </table:table-row>
        <table:table-row>
          <table:table-cell table:style-name="Tabla2.A5" office:value-type="string">
            <text:p text:style-name="P28"/>
          </table:table-cell>
          <table:table-cell table:style-name="Tabla2.B5">
            <text:p text:style-name="P28"/>
          </table:table-cell>
          <table:table-cell table:style-name="Tabla2.B5">
            <text:p text:style-name="P28"/>
          </table:table-cell>
          <table:table-cell table:style-name="Tabla2.B5">
            <text:p text:style-name="P28"/>
          </table:table-cell>
          <table:table-cell table:style-name="Tabla2.B5">
            <text:p text:style-name="P28"/>
          </table:table-cell>
        </table:table-row>
      </table:table>
      <text:p text:style-name="P1"/>
      <text:p text:style-name="P29">Debemos empezar por la subred que necesita mas Hosts. En este caso es la red de desarrollo que necesita 26 hosts. 2^n - 2 &gt;= 26 → n = 5 por lo que son necesarios 5 bits para los hosts. 2⁵ – 2 = 30. Mascara = 32 - 5 = 27 → <text:s/>255.255.255.224 y 256 - 224 = 32 que es el incremento</text:p>
      <text:p text:style-name="P29"/>
      <text:p text:style-name="P29">Seguimos por la subred con mas hosts de las que quedan que es Sistemas. Se necesitan 20 hosts. 2^n – 2 &gt; 20 → <text:s text:c="6"/>n = 5 por lo que son necesarios 5 bits para los hosts. 2⁵ -2 = 30. Mascara = 32 – 5 = 27 → 255.255.255.224 y <text:s text:c="13"/>256 – 224 = 32 que es el incremento.</text:p>
      <text:p text:style-name="P29"/>
      <text:p text:style-name="P29">Por ultimo la red que nos queda Administración necesita 10 hosts. 2^n – 2 &gt;= 10 → n = 4 por lo que son necesarios 4 bits para los hots. 2⁴ - 2 = 14. La mascara = <text:span text:style-name="T5">32</text:span> – 4 = <text:span text:style-name="T5">28</text:span> → 255.255.255.<text:span text:style-name="T5">240 y 256 – 240 = 16 que es el incremento.</text:span></text:p>
      <text:p text:style-name="P3"/>
      <text:p text:style-name="P30">Actividad 4: Enumera los servicios de red vistos en la unidad</text:p>
      <text:p text:style-name="P31"/>
      <text:list text:style-name="L11">
        <text:list-item>
          <text:p text:style-name="P32">Encaminamiento: permite a un servidor actuar como un router para permitir la comunicación entre dos o mas redes.</text:p>
        </text:list-item>
        <text:list-item>
          <text:p text:style-name="P32">Servidor DHCP: permite asignar automáticamente la configuración IP a los equipos clientes de la red. Este servicio es muy importante ya que facilita la conexión de los equipos a la red.</text:p>
        </text:list-item>
        <text:list-item>
          <text:p text:style-name="P32">Servidor DNS: permite mantener una equivalencia entre el nombre y su dirección IP.</text:p>
        </text:list-item>
        <text:list-item>
          <text:p text:style-name="P32">Servidor FTP: permite la transferencia de ficheros.</text:p>
        </text:list-item>
        <text:list-item>
          <text:p text:style-name="P32">Servidor web: Se encarga de el almacenaje y la difusión de información mediante la distribución de paginas HTML.</text:p>
        </text:list-item>
        <text:list-item>
          <text:p text:style-name="P32">Servidor de correo electrónico: es un sistema para la transferencia de mensajes, rápido y eficiente, ideado bajo la arquitectura cliente – servidor típica de internet.</text:p>
        </text:list-item>
        <text:list-item>
          <text:p text:style-name="P33"><text:span text:style-name="T6">Servidor</text:span> de acceso remoto: <text:span text:style-name="T6">permiten acceder de forma remota a un equipo a través de la red y se clasifican en dos categorías. Acceso remoto en modo terminal para lo cual se puede usar Telnet o SSH. Y acceso remoto en modo gráfico para lo que se usa VNC.</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rial" svg:font-family="Arial" style:font-family-generic="swiss" style:font-pitch="variable"/>
    <style:font-face style:name="Arial Unicode MS" svg:font-family="'Arial Unicode MS'" style:font-family-generic="system" style:font-pitch="variable"/>
    <style:font-face style:name="Bahnschrift Condensed" svg:font-family="'Bahnschrift Condensed'" style:font-family-generic="swiss" style:font-pitch="variable"/>
    <style:font-face style:name="Calibri" svg:font-family="Calibri" style:font-family-generic="swiss" style:font-pitch="variable"/>
    <style:font-face style:name="Helvetica-Bold" svg:font-family="Helvetica-Bold" style:font-family-generic="swiss"/>
    <style:font-face style:name="Impact" svg:font-family="Impact" style:font-family-generic="swiss" style:font-pitch="variable"/>
    <style:font-face style:name="Liberation Sans" svg:font-family="'Liberation Sans'" style:font-family-generic="swiss"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style:style style:name="Elegant.1"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2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2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2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Eudaldo AAlvaro Cal Saul</meta:initial-creator>
    <meta:creation-date>2024-10-16T20:23:30</meta:creation-date>
    <dc:date>2024-10-22T22:41:15.424000000</dc:date>
    <meta:editing-duration>PT6H12M22S</meta:editing-duration>
    <meta:editing-cycles>14</meta:editing-cycles>
    <meta:generator>LibreOffice/24.8.2.1$Windows_X86_64 LibreOffice_project/0f794b6e29741098670a3b95d60478a65d05ef13</meta:generator>
    <meta:document-statistic meta:table-count="2" meta:image-count="0" meta:object-count="0" meta:page-count="2" meta:paragraph-count="103" meta:word-count="1003" meta:character-count="5805" meta:non-whitespace-character-count="4888"/>
  </office:meta>
</office:document-meta>
</file>